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CacheErrorHandler.LoggingCacheErrorHandler( boolean logStackTr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CacheErrorHandler.logCacheError( Supplier &lt; String &gt; messageSupplier , RuntimeException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gingCacheErrorHandler.handleCacheClearError( RuntimeException exception ,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CacheErrorHandl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CacheErrorHandler.LoggingCacheErrorHandler( Log logger , boolean logStackTr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CacheErrorHandler.LoggingCache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CacheErrorHandler.handleCachePutError( RuntimeException exception , Cache cache , Object key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CacheErrorHandler.LoggingCacheErrorHandler( String loggerName , boolean logStackTr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CacheErrorHandler.isLogStackTr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CacheErrorHandler.handleCacheEvictError( RuntimeException exception , Cache cache ,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CacheErrorHandler.handleCacheGetError( RuntimeException exception , Cache cache ,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